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EA3000030100B0F56A5.svm"/>
  <manifest:file-entry manifest:media-type="" manifest:full-path="Pictures/2000000700002FC100000723B6D489C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OpenSymbol1" svg:font-family="Open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CA"/>
    </style:style>
    <style:style style:name="P2" style:family="paragraph" style:parent-style-name="Standard">
      <style:text-properties fo:language="en" fo:country="CA" fo:font-weight="bold" style:font-weight-asian="bold" style:font-weight-complex="bold"/>
    </style:style>
    <style:style style:name="P3" style:family="paragraph" style:parent-style-name="Standard">
      <style:text-properties fo:color="#ff3333"/>
    </style:style>
    <style:style style:name="P4" style:family="paragraph" style:parent-style-name="Standard">
      <style:text-properties fo:color="#ff3333" fo:language="en" fo:country="CA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color="#579d1c" fo:font-weight="bold" style:font-weight-asian="bold" style:font-weight-complex="bold"/>
    </style:style>
    <style:style style:name="P7" style:family="paragraph" style:parent-style-name="Standard">
      <style:text-properties fo:color="#7e0021" fo:font-weight="bold" style:font-weight-asian="bold" style:font-weight-complex="bold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 style:list-style-name="L1">
      <style:text-properties fo:language="en" fo:country="CA"/>
    </style:style>
    <style:style style:name="P10" style:family="paragraph" style:parent-style-name="Standard" style:list-style-name="L2">
      <style:text-properties fo:language="en" fo:country="CA"/>
    </style:style>
    <style:style style:name="P11" style:family="paragraph" style:parent-style-name="Standard" style:list-style-name="L3">
      <style:text-properties fo:language="en" fo:country="CA"/>
    </style:style>
    <style:style style:name="P12" style:family="paragraph" style:parent-style-name="Standard" style:list-style-name="L4">
      <style:text-properties fo:language="en" fo:country="CA"/>
    </style:style>
    <style:style style:name="P13" style:family="paragraph" style:parent-style-name="Standard" style:list-style-name="L1">
      <style:text-properties fo:color="#ff3333" fo:language="en" fo:country="CA"/>
    </style:style>
    <style:style style:name="P14" style:family="paragraph" style:parent-style-name="Standard" style:list-style-name="L4">
      <style:text-properties fo:color="#ff3333" fo:language="en" fo:country="CA"/>
    </style:style>
    <style:style style:name="P15" style:family="paragraph" style:parent-style-name="Standard" style:list-style-name="L2">
      <style:text-properties fo:color="#800000" fo:language="en" fo:country="CA"/>
    </style:style>
    <style:style style:name="P16" style:family="paragraph" style:parent-style-name="Standard" style:list-style-name="L5">
      <style:text-properties style:use-window-font-color="true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 style:list-style-name="L6">
      <style:text-properties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4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SCI6506 - Genetic Algoritihms and Programming</text:p>
      <text:p text:style-name="P1">Jéssica Pauli de C. Bonson (B00617515)</text:p>
      <text:p text:style-name="P1"/>
      <text:p text:style-name="P2">Project Proposal</text:p>
      <text:p text:style-name="P1"/>
      <text:p text:style-name="P1">For the class project I will develop an advanced version of the sandbox. The system is an implementation for canonical GP for multi-class classification using a linear representation. The features that the system already have are:</text:p>
      <text:list xml:id="list8639779681167283900" text:style-name="L1">
        <text:list-item>
          <text:p text:style-name="P9">selection operators: proportional selection and steady tournament</text:p>
        </text:list-item>
        <text:list-item>
          <text:p text:style-name="P9">sampling heuristics: unbalanced and balanced</text:p>
        </text:list-item>
        <text:list-item>
          <text:p text:style-name="P13">variation operators: crossover and mutation -&gt; 3 types of mutations</text:p>
        </text:list-item>
        <text:list-item>
          <text:p text:style-name="P9">stop criterion: run all generations</text:p>
        </text:list-item>
        <text:list-item>
          <text:p text:style-name="P9">variable programs size</text:p>
        </text:list-item>
        <text:list-item>
          <text:p text:style-name="P9">evolve modular behaviors</text:p>
        </text:list-item>
        <text:list-item>
          <text:p text:style-name="P13">variable team size</text:p>
        </text:list-item>
      </text:list>
      <text:p text:style-name="P1">From these features, the selection operator used for the project will be proportional selection, the sampling heuristic will be balanced, and both variation operators will be used.</text:p>
      <text:p text:style-name="P1"/>
      <text:p text:style-name="P1">The new features that will be added to the system are:</text:p>
      <text:list xml:id="list3230376593640199062" text:style-name="L2">
        <text:list-item>
          <text:p text:style-name="P10">more complex solutions:</text:p>
          <text:list>
            <text:list-item>
              <text:p text:style-name="P10">non-linear instructions <text:span text:style-name="T1">(if, ln, exp, cos)</text:span></text:p>
            </text:list-item>
          </text:list>
        </text:list-item>
        <text:list-item>
          <text:p text:style-name="P10">diversity:</text:p>
          <text:list>
            <text:list-item>
              <text:p text:style-name="P10">fitness sharing</text:p>
            </text:list-item>
          </text:list>
        </text:list-item>
        <text:list-item>
          <text:p text:style-name="P15">multi-objetive:</text:p>
          <text:list>
            <text:list-item>
              <text:p text:style-name="P10">pareto (dominance ranking and/or dominance count)</text:p>
            </text:list-item>
            <text:list-item>
              <text:p text:style-name="P10">objective switching</text:p>
            </text:list-item>
          </text:list>
        </text:list-item>
        <text:list-item>
          <text:p text:style-name="P10">improved performance:</text:p>
          <text:list>
            <text:list-item>
              <text:p text:style-name="P10">introns removal</text:p>
            </text:list-item>
          </text:list>
        </text:list-item>
      </text:list>
      <text:p text:style-name="P1"/>
      <text:p text:style-name="P1">The system will be applied to at least two of the following datasets:</text:p>
      <text:list xml:id="list5555427837164150474" text:style-name="L3">
        <text:list-item>
          <text:p text:style-name="P11"><text:a xlink:type="simple" xlink:href="http://archive.ics.uci.edu/ml/datasets/Adult" text:style-name="Internet_20_link" text:visited-style-name="Visited_20_Internet_20_Link">http://archive.ics.uci.edu/ml/datasets/Adult</text:a></text:p>
        </text:list-item>
        <text:list-item>
          <text:p text:style-name="P11"><text:a xlink:type="simple" xlink:href="https://archive.ics.uci.edu/ml/datasets/Statlog+(Shuttle" text:style-name="Internet_20_link" text:visited-style-name="Visited_20_Internet_20_Link">https://archive.ics.uci.edu/ml/datasets/Statlog+(Shuttle</text:a>)</text:p>
        </text:list-item>
        <text:list-item>
          <text:p text:style-name="P11"><text:a xlink:type="simple" xlink:href="https://archive.ics.uci.edu/ml/datasets/Gisette" text:style-name="Internet_20_link" text:visited-style-name="Visited_20_Internet_20_Link">https://archive.ics.uci.edu/ml/datasets/Gisette</text:a></text:p>
        </text:list-item>
      </text:list>
      <text:p text:style-name="P1">In case there is enough time, the system will the applied to all three datasets.</text:p>
      <text:p text:style-name="P4">- choose shuttle and gisette, to avoid the non real-valued data points of the Adult dataset</text:p>
      <text:p text:style-name="P1"/>
      <text:p text:style-name="P1">The main metrics used to evaluate the program solutions are:</text:p>
      <text:list xml:id="list4225932866071843515" text:style-name="L4">
        <text:list-item>
          <text:p text:style-name="P12">accuracy</text:p>
        </text:list-item>
        <text:list-item>
          <text:p text:style-name="P12">class-wise detection rate</text:p>
        </text:list-item>
        <text:list-item>
          <text:p text:style-name="P14">metric for diversity (<text:a xlink:type="simple" xlink:href="http://www.cs.bham.ac.uk/~wbl/biblio/aspgp06/diversityMeasures.pdf" text:style-name="Internet_20_link" text:visited-style-name="Visited_20_Internet_20_Link">http://www.cs.bham.ac.uk/~wbl/biblio/aspgp06/diversityMeasures.pdf</text:a>)</text:p>
        </text:list-item>
      </text:list>
      <text:p text:style-name="P3">conferir: S. Doncieux and J.-B. Mouret. Behavioral diversity with multiple behavioural distances. In</text:p>
      <text:p text:style-name="P3">IEEE Congress on Evolutionary Computation, pages 1427–1434, 2013.</text:p>
      <text:p text:style-name="P3">conferir: paper the sandbox3a</text:p>
      <text:p text:style-name="P3"><text:a xlink:type="simple" xlink:href="http://link.springer.com/chapter/10.1007%2F978-3-642-15871-1_48" text:style-name="Internet_20_link" text:visited-style-name="Visited_20_Internet_20_Link">http://link.springer.com/chapter/10.1007%2F978-3-642-15871-1_48</text:a></text:p>
      <text:p text:style-name="P3"/>
      <text:p text:style-name="Standard"/>
      <text:p text:style-name="P1"><text:soft-page-break/>The projects' goal is to analyze how the new features impact the classification metrics for the datasets, and to compare the diversity features results.</text:p>
      <text:p text:style-name="P1"><text:a xlink:type="simple" xlink:href="http://en.wikipedia.org/wiki/Mann–Whitney_U_test" text:style-name="Internet_20_link" text:visited-style-name="Visited_20_Internet_20_Link">http://en.wikipedia.org/wiki/Mann%E2%80%93Whitney_U_test</text:a></text:p>
      <text:p text:style-name="P1"><text:a xlink:type="simple" xlink:href="http://www.socscistatistics.com/tests/mannwhitney/" text:style-name="Internet_20_link" text:visited-style-name="Visited_20_Internet_20_Link">http://www.socscistatistics.com/tests/mannwhitney/</text:a></text:p>
      <text:p text:style-name="P1"><text:span text:style-name="T2">The </text:span><text:span text:style-name="T3">U </text:span><text:span text:style-name="T2">test is included in most modern </text:span><text:a xlink:type="simple" xlink:href="http://en.wikipedia.org/wiki/List_of_statistical_packages" text:style-name="Internet_20_link" text:visited-style-name="Visited_20_Internet_20_Link"><text:span text:style-name="T4">statistical packages</text:span></text:a><text:span text:style-name="T2">.</text:span></text:p>
      <text:p text:style-name="P1"/>
      <text:p text:style-name="P1">- fazer runs para as duas fitness sharing</text:p>
      <text:p text:style-name="P1">- implementar diversity maintenance com genotype</text:p>
      <text:p text:style-name="P1">- reportar resultados (+<text:span text:style-name="T7">Para entender os efeitos da diversity, usar DR e graficos com a mudança de DR por classe para o melhor individuo para cada geração de 1 run</text:span>)</text:p>
      <text:p text:style-name="P1">- nothing x fitness sharing x classwise fitness sharing x genotype diversity (usar gr'afico parecido com o da apresentacao, <text:span text:style-name="T8">com a avg das DRs por generacao nos runs</text:span>)</text:p>
      <text:p text:style-name="P1"/>
      <text:p text:style-name="P1">- implementar pareto e objective switching (<text:span text:style-name="T7">ao invés de usar DR e ACC, usar DR e AGE? Ou DR e diversity?</text:span>)</text:p>
      <text:p text:style-name="P1">- <text:span text:style-name="T7">Como as features testadas melhoraram o sistema no final? (acumular features que geraram melhorias!)</text:span></text:p>
      <text:p text:style-name="P1">- completar partes em vermelho no texto</text:p>
      <text:p text:style-name="P1">- passar texto atual para o Latex</text:p>
      <text:p text:style-name="P1"/>
      <text:p text:style-name="P1">extra:</text:p>
      <text:p text:style-name="P1">- testar adicionar crossover?</text:p>
      <text:p text:style-name="P1">- testar age como um dos objetivos? Mas como ficam os outros dois objetivos?</text:p>
      <text:p text:style-name="P1"/>
      <text:p text:style-name="P1">Para ler:</text:p>
      <text:p text:style-name="P1"><text:a xlink:type="simple" xlink:href="http://en.wikipedia.org/wiki/Confidence_interval" text:style-name="Internet_20_link" text:visited-style-name="Visited_20_Internet_20_Link">http://en.wikipedia.org/wiki/Confidence_interval</text:a></text:p>
      <text:p text:style-name="P1"/>
      <text:p text:style-name="P1"/>
      <text:p text:style-name="P2">DISTANCE FOR GENOTYPE</text:p>
      <text:p text:style-name="Standard">The genotype of a team can be characterized</text:p>
      <text:p text:style-name="Standard">simply by noting which specific symbionts, each</text:p>
      <text:p text:style-name="Standard">having a unique program and identifier, are active within the</text:p>
      <text:p text:style-name="Standard">team. A symbiont is considered active if it has scored a winning</text:p>
      <text:p text:style-name="Standard">bid, and thus suggested an action for the task domain, at</text:p>
      <text:p text:style-name="Standard">least once during the life of the team. Genotypic distance between</text:p>
      <text:p text:style-name="Standard">teams is summarized as the ratio of active symbionts</text:p>
      <text:p text:style-name="Standard">common to both teams. Formally, the genotypic distance between</text:p>
      <text:p text:style-name="Standard">teams i and k is</text:p>
      <text:p text:style-name="Standard"><draw:frame draw:style-name="fr1" draw:name="graphics1" text:anchor-type="as-char" svg:width="4.8134in" svg:height="0.7193in" draw:z-index="0"><draw:image xlink:href="Pictures/2000000700002FC100000723B6D489CB.svm" xlink:type="simple" xlink:show="embed" xlink:actuate="onLoad"/></draw:frame></text:p>
      <text:p text:style-name="Standard">where Symactive(tmx) represents the set of active symbionts</text:p>
      <text:p text:style-name="Standard">in team x.</text:p>
      <text:p text:style-name="Standard"/>
      <text:p text:style-name="P6">How to use as fitness for diversity maintenance = <text:s/></text:p>
      <text:p text:style-name="P6"><text:span text:style-name="T5">the diversity "score" for any team would be the average pairwise genotypic distance between the team and it's k nearest neighbours from the same population (and possibly an archive), with k=15 in my case.</text:span> </text:p>
      <text:p text:style-name="P6"><text:span text:style-name="T6">The k nearest neighbours are with respect to genotypic distance, so you would first calculate the </text:span><text:soft-page-break/><text:span text:style-name="T6">pairwise distance from the team in question to all other teams, and your k nearest "neighbours" are simply the k smallest distances. When you average over these, teams that occupy a sparse "local" region in genotypic space will get a higher score. </text:span> </text:p>
      <text:p text:style-name="Standard"/>
      <text:list xml:id="list1901228512720794980" text:style-name="L6">
        <text:list-item>
          <text:p text:style-name="P18">for each team, marcar quais ids de programas sao ativos ou nao, atualizar isso a cada geracao, incremental</text:p>
        </text:list-item>
        <text:list-item>
          <text:p text:style-name="P18">para calcular diversidade:</text:p>
          <text:list>
            <text:list-item>
              <text:p text:style-name="P18">for t in team: gerar array com a pairwise distance para os outros times</text:p>
            </text:list-item>
            <text:list-item>
              <text:p text:style-name="P18">diversity: obtem os 15 com a menor distancia e faz a avg das distancias</text:p>
            </text:list-item>
            <text:list-item>
              <text:p text:style-name="P18">calcula a fitness sendo (1-p)*(raw fitness) + p*diversity, onde a rawfitness é a DR</text:p>
            </text:list-item>
            <text:list-item>
              <text:p text:style-name="P18">p = 0.1? testar valores</text:p>
            </text:list-item>
          </text:list>
        </text:list-item>
      </text:list>
      <text:p text:style-name="P5"/>
      <text:p text:style-name="P5"/>
      <text:p text:style-name="P5">FITNESS SHARING</text:p>
      <text:p text:style-name="Standard"><draw:frame draw:style-name="fr1" draw:name="graphics3" text:anchor-type="as-char" svg:width="4.2134in" svg:height="3.2327in" draw:z-index="1"><draw:image xlink:href="Pictures/2000000700003EA3000030100B0F56A5.svm" xlink:type="simple" xlink:show="embed" xlink:actuate="onLoad"/></draw:frame></text:p>
      <text:p text:style-name="P6">How to use as fitness for diversity maintenance = ok</text:p>
      <text:p text:style-name="P7"/>
      <text:p text:style-name="P8">calcular fitness em duas etapas:</text:p>
      <text:list xml:id="list5512458882318315311" text:style-name="L5">
        <text:list-item>
          <text:p text:style-name="P16">execucao do codigo + int array com contagem dos acertos por sample (global) + cada time com um boolean array para contar se acertou ou errou para cada sample (por time)</text:p>
        </text:list-item>
        <text:list-item>
          <text:p text:style-name="P16">calcula outras metricas normalmente</text:p>
        </text:list-item>
        <text:list-item>
          <text:p text:style-name="P16">se fitness_sharing == True, substitui a fitness pelo valor de fitness sharing, usando os dois arrays gerados</text:p>
        </text:list-item>
        <text:list-item>
          <text:p text:style-name="P16">como usar classwise? Calcular a fitness sharing por classe e fazer a media? So classes should have the same weight instead of the bigger classes receiving priority during the fitness sharing?</text:p>
          <text:list>
            <text:list-item>
              <text:p text:style-name="P16">Adicional: Usar um array por classe (tanto o global como o por time). O global sendo de dicts com {index: contagem} e o por time sendo {index: true/false}</text:p>
            </text:list-item>
          </text:list>
        </text:list-item>
      </text:list>
      <text:p text:style-name="P8">Fitness Sharing e Class-wise Fitness 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alibri" svg:font-family="Calibri, Arial, Helvetica, sans-serif"/>
    <style:font-face style:name="OpenSymbol1" svg:font-family="Open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12:15:12.644027831</meta:creation-date>
    <dc:date>2015-03-19T17:09:03.69</dc:date>
    <meta:editing-duration>P4DT7H43M37S</meta:editing-duration>
    <meta:editing-cycles>139</meta:editing-cycles>
    <meta:generator>OpenOffice/4.1.1$Win32 OpenOffice.org_project/411m6$Build-9775</meta:generator>
    <dc:creator>Jessica Pauli de C Bonson</dc:creator>
    <meta:document-statistic meta:table-count="0" meta:image-count="2" meta:object-count="0" meta:page-count="3" meta:paragraph-count="85" meta:word-count="852" meta:character-count="5431"/>
  </office:meta>
</office:document-meta>
</file>